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1.1833in"/>
    </style:style>
    <style:style style:name="Members.C" style:family="table-column">
      <style:table-column-properties style:column-width="1.391in"/>
    </style:style>
    <style:style style:name="Members.D" style:family="table-column">
      <style:table-column-properties style:column-width="1.8972in"/>
    </style:style>
    <style:style style:name="Members.E" style:family="table-column">
      <style:table-column-properties style:column-width="0.5806in"/>
    </style:style>
    <style:style style:name="Members.F" style:family="table-column">
      <style:table-column-properties style:column-width="1.0271in"/>
    </style:style>
    <style:style style:name="Members.G" style:family="table-column">
      <style:table-column-properties style:column-width="0.6028in"/>
    </style:style>
    <style:style style:name="Members.H" style:family="table-column">
      <style:table-column-properties style:column-width="0.4757in"/>
    </style:style>
    <style:style style:name="Members.I" style:family="table-column">
      <style:table-column-properties style:column-width="0.9896in"/>
    </style:style>
    <style:style style:name="Members.J" style:family="table-column">
      <style:table-column-properties style:column-width="0.6104in"/>
    </style:style>
    <style:style style:name="Members.K" style:family="table-column">
      <style:table-column-properties style:column-width="0.937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K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K1" office:value-type="string">
              <text:p text:style-name="P2">[a.caption8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K2" office:value-type="string">
            <text:p text:style-name="P6">[b.Base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40:45.03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3" meta:word-count="23" meta:character-count="321"/>
  </office:meta>
</office:document-meta>
</file>